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5c63" officeooo:paragraph-rsid="00145c63"/>
    </style:style>
    <style:style style:name="P2" style:family="paragraph" style:parent-style-name="Standard">
      <style:text-properties officeooo:rsid="0015ea90" officeooo:paragraph-rsid="0015ea90"/>
    </style:style>
    <style:style style:name="P3" style:family="paragraph" style:parent-style-name="Standard">
      <style:text-properties officeooo:rsid="00166f07" officeooo:paragraph-rsid="00166f07"/>
    </style:style>
    <style:style style:name="P4" style:family="paragraph" style:parent-style-name="Standard">
      <style:text-properties officeooo:rsid="0017e478" officeooo:paragraph-rsid="0017e478"/>
    </style:style>
    <style:style style:name="P5" style:family="paragraph" style:parent-style-name="Standard">
      <style:text-properties officeooo:rsid="00194fa1" officeooo:paragraph-rsid="00194fa1"/>
    </style:style>
    <style:style style:name="P6" style:family="paragraph" style:parent-style-name="Standard">
      <style:text-properties officeooo:rsid="001bc584" officeooo:paragraph-rsid="001bc584"/>
    </style:style>
    <style:style style:name="P7" style:family="paragraph" style:parent-style-name="Standard">
      <style:text-properties officeooo:rsid="00145c63" officeooo:paragraph-rsid="00145c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o 3 - La inteligencia invisible</text:p>
      <text:p text:style-name="P1"/>
      <text:p text:style-name="P1">- un modelo diferente</text:p>
      <text:p text:style-name="P1">- descripcion y simulacion del modelo conceptual de vida que se utilizara en el libro como base teorica para encontrar respuestas a las preguntas existenciales</text:p>
      <text:p text:style-name="P1"/>
      <text:p text:style-name="P1"/>
      <text:p text:style-name="P1">Capitulo 8 - La vida</text:p>
      <text:p text:style-name="P1"/>
      <text:p text:style-name="P1">- vida como entidad</text:p>
      <text:p text:style-name="P1">- el proceso de calculo</text:p>
      <text:p text:style-name="P1">- vida como sistema inteligente</text:p>
      <text:p text:style-name="P1">- descripcion de la simulacion del sistema</text:p>
      <text:p text:style-name="P1">- enumeracion de los elementos del sistema</text:p>
      <text:p text:style-name="P1"/>
      <text:p text:style-name="P1"/>
      <text:p text:style-name="P1">Capitulo 9 - ADN, la memoria de la vida</text:p>
      <text:p text:style-name="P1"/>
      <text:p text:style-name="P2">- que es el ADN</text:p>
      <text:p text:style-name="P2">- que es la memoria</text:p>
      <text:p text:style-name="P2">- memoria inmutable</text:p>
      <text:p text:style-name="P2">- el ADN como memoria</text:p>
      <text:p text:style-name="P2"/>
      <text:p text:style-name="P1"/>
      <text:p text:style-name="P2">Capitulo 10 - Reproduccion.</text:p>
      <text:p text:style-name="P2"/>
      <text:p text:style-name="P2">- que es la reproduccion?</text:p>
      <text:p text:style-name="P2">- porque ?</text:p>
      <text:p text:style-name="P2">- el ADN es inmutable</text:p>
      <text:p text:style-name="P2">- el mecanismo reproductor como procesador de la informacion</text:p>
      <text:p text:style-name="P3">- reproduccion sexual y asexual</text:p>
      <text:p text:style-name="P3"/>
      <text:p text:style-name="P3"/>
      <text:p text:style-name="P4">Capitulo 11 - Individuos</text:p>
      <text:p text:style-name="P4"/>
      <text:p text:style-name="P4">- que son?</text:p>
      <text:p text:style-name="P4">- porque son necesarios?</text:p>
      <text:p text:style-name="P4">- un bloque de construccion</text:p>
      <text:p text:style-name="P4"/>
      <text:p text:style-name="P4"/>
      <text:p text:style-name="P4">Capitulo 12 - el ciclo de vida</text:p>
      <text:p text:style-name="P4"/>
      <text:p text:style-name="P4">- que es?</text:p>
      <text:p text:style-name="P4">- ejemplos</text:p>
      <text:p text:style-name="P4">- utilidad en el sistema</text:p>
      <text:p text:style-name="P4"/>
      <text:p text:style-name="P1"/>
      <text:p text:style-name="P5">Capitulo 13 - Simulacion</text:p>
      <text:p text:style-name="P5"/>
      <text:p text:style-name="P5"><text:soft-page-break/></text:p>
      <text:p text:style-name="P1">- introduccion </text:p>
      <text:p text:style-name="P1">- el problema</text:p>
      <text:p text:style-name="P1">- el individuo</text:p>
      <text:p text:style-name="P1">- puesta en marcha</text:p>
      <text:p text:style-name="P1">- resolucion paso a paso</text:p>
      <text:p text:style-name="P1">- conclusiones</text:p>
      <text:p text:style-name="P1"/>
      <text:p text:style-name="P1"/>
      <text:p text:style-name="P6">Capitulo 14 - Conclusiones</text:p>
      <text:p text:style-name="P6"/>
      <text:p text:style-name="P6">- el individuo</text:p>
      <text:p text:style-name="P6">- configuracion</text:p>
      <text:p text:style-name="P6">- ajuste</text:p>
      <text:p text:style-name="P6"/>
      <text:p text:style-name="P6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04T17:06:32.256000000</meta:creation-date>
    <dc:date>2025-08-07T18:52:16.058000000</dc:date>
    <meta:editing-duration>PT1H34M55S</meta:editing-duration>
    <meta:editing-cycles>6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39" meta:word-count="193" meta:character-count="1021" meta:non-whitespace-character-count="866"/>
  </office:meta>
</office:document-meta>
</file>